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fo:background-color="#b3b3b3"/>
    </style:style>
    <style:style style:name="ce4" style:family="table-cell" style:parent-style-name="Default" style:data-style-name="N123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t=Cmu * k^2/eps</text:p>
          </table:table-cell>
          <table:table-cell table:style-name="Default"/>
          <table:table-cell office:value-type="string" calcext:value-type="string">
            <text:p>nuTilda is approximately equal to nu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style-name="ce3" table:formula="of:=1.5*[.B5]*[.B6]^2" office:value-type="float" office:value="0.012" calcext:value-type="float">
            <text:p>1.20E-02</text:p>
          </table:table-cell>
          <table:table-cell/>
          <table:table-cell office:value-type="string" calcext:value-type="string">
            <text:p>nut</text:p>
          </table:table-cell>
          <table:table-cell table:style-name="ce4" table:formula="of:=[.B12]*[.B3]^2/[.B14]" office:value-type="float" office:value="0.000042" calcext:value-type="float">
            <text:p>4.20000E-0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5" calcext:value-type="float">
            <text:p>5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ef</text:p>
          </table:table-cell>
          <table:table-cell office:value-type="float" office:value="0.4" calcext:value-type="float">
            <text:p>4.00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0.000001" calcext:value-type="float">
            <text:p>1.00E-0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pipe</text:p>
          </table:table-cell>
          <table:table-cell office:value-type="float" office:value="0.01" calcext:value-type="float">
            <text:p>1.00E-0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table:style-name="ce3" table:formula="of:=[.B6]*[.B9]/[.B7]" office:value-type="float" office:value="4000" calcext:value-type="float">
            <text:p>4.00E+0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mu</text:p>
          </table:table-cell>
          <table:table-cell office:value-type="float" office:value="0.09" calcext:value-type="float">
            <text:p>9.00E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 (turb)</text:p>
          </table:table-cell>
          <table:table-cell table:formula="of:=0.07*[.B9]" office:value-type="float" office:value="0.0007" calcext:value-type="float">
            <text:p>7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</text:p>
          </table:table-cell>
          <table:table-cell table:style-name="ce3" table:formula="of:=[.B12]^0.75*[.B3]^1.5/[.B13]" office:value-type="float" office:value="0.308571428571429" calcext:value-type="float">
            <text:p>3.09E-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ttps://www.simscale.com/docs/simulation-setup/global-settings/k-epsilon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6:36:40.278324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4:07:06.957326577</meta:creation-date>
    <dc:date>2020-07-21T16:53:42.021466129</dc:date>
    <meta:editing-duration>PT24M9S</meta:editing-duration>
    <meta:editing-cycles>15</meta:editing-cycles>
    <meta:generator>LibreOffice/6.4.4.2$Linux_X86_64 LibreOffice_project/40$Build-2</meta:generator>
    <meta:document-statistic meta:table-count="1" meta:cell-count="24" meta:object-count="0"/>
  </office:meta>
</office:document-meta>
</file>